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30E0000024A2F54D2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fo:min-height="12.25cm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subtitle">
      <style:graphic-properties draw:fill-color="#ffffff" draw:auto-grow-height="true" fo:min-height="2.5cm"/>
    </style:style>
    <style:style style:name="pr9" style:family="presentation" style:parent-style-name="MyTUM-title">
      <style:graphic-properties fo:min-height="1.413cm"/>
    </style:style>
    <style:style style:name="pr10" style:family="presentation" style:parent-style-name="MyTUM-subtitle">
      <style:graphic-properties draw:fill-color="#ffffff" fo:min-height="13.61cm"/>
    </style:style>
    <style:style style:name="pr11" style:family="presentation" style:parent-style-name="MyTUM-notes">
      <style:graphic-properties draw:fill-color="#ffffff" fo:min-height="13.114cm"/>
    </style:style>
    <style:style style:name="pr12" style:family="presentation" style:parent-style-name="MyTUM-outline1">
      <style:graphic-properties fo:min-height="13.61cm"/>
    </style:style>
    <style:style style:name="co1" style:family="table-column">
      <style:table-column-properties style:column-width="7.503cm" style:use-optimal-column-width="false"/>
    </style:style>
    <style:style style:name="co2" style:family="table-column">
      <style:table-column-properties style:column-width="14.997cm" style:use-optimal-column-width="false"/>
    </style:style>
    <style:style style:name="ro1" style:family="table-row">
      <style:table-row-properties style:row-height="1.472cm"/>
    </style:style>
    <style:style style:name="ce1" style:family="table-cell">
      <style:graphic-properties style:repeat="repeat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margin-left="0.45cm" fo:margin-right="0cm" fo:text-align="start" fo:text-indent="0cm"/>
      <style:text-properties fo:font-size="32pt"/>
    </style:style>
    <style:style style:name="P2" style:family="paragraph">
      <style:paragraph-properties fo:margin-left="0.45cm" fo:margin-right="0cm" fo:text-align="start" fo:text-indent="0cm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32pt"/>
    </style:style>
    <style:style style:name="P6" style:family="paragraph">
      <style:paragraph-properties fo:text-align="center"/>
    </style:style>
    <style:style style:name="P7" style:family="paragraph">
      <style:paragraph-properties fo:margin-left="1.609cm" fo:margin-right="0cm" fo:text-align="start" fo:text-indent="0cm"/>
      <style:text-properties fo:font-size="32pt"/>
    </style:style>
    <style:style style:name="P8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7pt" fo:font-style="italic" style:font-size-asian="27pt" style:font-style-asian="italic" style:font-size-complex="27pt" style:font-style-complex="italic"/>
    </style:style>
    <style:style style:name="T6" style:family="text">
      <style:text-properties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Ubuntu" style:font-pitch="variable"/>
    </style:style>
    <style:style style:name="T11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aximilian Staab, Gruppe 07</presentation:footer-decl>
      <presentation:footer-decl presentation:name="ftr2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layer="layout" svg:width="25.199cm" svg:height="15cm" svg:x="1.4cm" svg:y="3.5cm" presentation:class="subtitle">
          <draw:text-box>
            <text:p><text:span text:style-name="T1">Projekt 2: ASM</text:span></text:p>
            <text:p><text:span text:style-name="T2">Projektverlauf</text:span></text:p>
            <text:p><text:span text:style-name="T3"/></text:p>
            <text:p>Maximilian Staab</text:p>
            <text:p/>
            <text:p>staab@in.tum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0.699cm" svg:height="12cm" svg:x="2.801cm" svg:y="5.5cm" presentation:class="outline" presentation:user-transformed="true">
          <draw:text-box>
            <text:list text:style-name="L2">
              <text:list-item>
                <text:p>Aufgabenverteilung</text:p>
              </text:list-item>
              <text:list-item>
                <text:p>Kurzfassung</text:p>
                <text:list>
                  <text:list-item>
                    <text:p>Zweck</text:p>
                  </text:list-item>
                  <text:list-item>
                    <text:p>Protokolle im Überblick</text:p>
                  </text:list-item>
                  <text:list-item>
                    <text:p>Organisatorisches</text:p>
                  </text:list-item>
                </text:list>
              </text:list-item>
              <text:list-item>
                <text:p>Probleme und Lösungen</text:p>
              </text:list-item>
              <text:list-item>
                <text:p>Ausblick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1T0" presentation:use-footer-name="ftr2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list text:style-name="L1">
              <text:list-header>
                <text:p>Aufgabenverteilung</text:p>
              </text:list-header>
            </text:list>
          </draw:text-box>
        </draw:frame>
        <draw:frame presentation:style-name="pr7" draw:text-style-name="P1" draw:layer="layout" svg:width="25.199cm" svg:height="13.86cm" svg:x="1.4cm" svg:y="3.5cm" presentation:class="subtitle">
          <draw:text-box>
            <text:p text:style-name="P1"><text:span text:style-name="T3">Maximilian Staab - Projektmanagement</text:span></text:p>
            <text:p text:style-name="P1"><text:span text:style-name="T3">Orest Tarasiuk - Vortrag</text:span></text:p>
            <text:p text:style-name="P1"><text:span text:style-name="T3">Lukas Märdian – Dokumentation</text:span></text:p>
            <text:p text:style-name="P1"><text:span text:style-name="T3"/></text:p>
            <text:p text:style-name="P2"><text:span text:style-name="T3">Tutor – Steffen Bauereis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4" draw:layer="layout" svg:width="25.199cm" svg:height="13.86cm" svg:x="1.4cm" svg:y="3.5cm" presentation:class="subtitle" presentation:user-transformed="true">
          <draw:text-box>
            <text:p text:style-name="P4"><text:span text:style-name="T3">Zweck:</text:span></text:p>
            <text:p text:style-name="P4"/>
            <text:p text:style-name="P4">Implementierung der BLAS-Routine</text:p>
            <text:p text:style-name="P4">DGBMV in Assembler</text:p>
            <text:p text:style-name="P4"/>
            <text:p text:style-name="P4"><text:span text:style-name="T4">Y := ALPHA * A'? * X + BETA * Y</text:span></text:p>
            <text:p text:style-name="P4"/>
            <text:p text:style-name="P4"><text:span text:style-name="T5">ALPHA, BETA seien Skalare; X, Y seien Vektoren; A sei eine Matrix; A' sei transponiertes A </text:span></text:p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8" draw:text-style-name="P5" draw:layer="layout" svg:width="25.199cm" svg:height="2.5cm" svg:x="1.5cm" svg:y="3cm" presentation:class="subtitle" presentation:user-transformed="true">
          <draw:text-box>
            <text:p text:style-name="P4"><text:span text:style-name="T3">Protokolle im Überblick:</text:span></text:p>
          </draw:text-box>
        </draw:frame>
        <draw:frame draw:style-name="standard" draw:layer="layout" svg:width="22.499cm" svg:height="13.247cm" svg:x="3.398cm" svg:y="5.1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12.05</text:span></text:p>
              </table:table-cell>
              <table:table-cell>
                <text:p text:style-name="P6"><text:span text:style-name="T7">Einführung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16.05</text:span><text:span text:style-name="T7"> </text:span></text:p>
              </table:table-cell>
              <table:table-cell>
                <text:p text:style-name="P6"><text:span text:style-name="T7">Aufgabenverteilung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17.05</text:span><text:span text:style-name="T7"> </text:span></text:p>
              </table:table-cell>
              <table:table-cell>
                <text:p text:style-name="P6"><text:span text:style-name="T7">Pflichtenheft (2 h)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30.05</text:span><text:span text:style-name="T7"> </text:span></text:p>
              </table:table-cell>
              <table:table-cell>
                <text:p text:style-name="P6"><text:span text:style-name="T7">Beschäftigung mit BSF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31.05</text:span><text:span text:style-name="T7"> </text:span></text:p>
              </table:table-cell>
              <table:table-cell>
                <text:p text:style-name="P6"><text:span text:style-name="T7">Spezifikation (9 h)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26.06</text:span><text:span text:style-name="T7"> </text:span></text:p>
              </table:table-cell>
              <table:table-cell>
                <text:p text:style-name="P6"><text:span text:style-name="T7">Entwürfe von Teiloperationen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01.07</text:span><text:span text:style-name="T7"> </text:span></text:p>
              </table:table-cell>
              <table:table-cell>
                <text:p text:style-name="P6"><text:span text:style-name="T7">Implementierung (16 h)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10.07</text:span><text:span text:style-name="T7"> </text:span></text:p>
              </table:table-cell>
              <table:table-cell>
                <text:p text:style-name="P6"><text:span text:style-name="T7">Dokumentation (6 h)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13.07</text:span><text:span text:style-name="T7"> </text:span></text:p>
              </table:table-cell>
              <table:table-cell>
                <text:p text:style-name="P6"><text:span text:style-name="T7">Vortrag (5 h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2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5" draw:layer="layout" svg:width="25.199cm" svg:height="13.86cm" svg:x="1.4cm" svg:y="3.5cm" presentation:class="subtitle" presentation:user-transformed="true">
          <draw:text-box>
            <text:p text:style-name="P5"><text:span text:style-name="T3">Organisatorisches:</text:span></text:p>
            <text:p text:style-name="P5"><text:span text:style-name="T8"/></text:p>
            <text:list text:style-name="L4">
              <text:list-item>
                <text:p text:style-name="P7"><text:span text:style-name="T8"><text:s/></text:span><text:span text:style-name="T8">regelmäßige Treffen</text:span></text:p>
              </text:list-item>
              <text:list-item>
                <text:p text:style-name="P7"><text:span text:style-name="T8"><text:s/></text:span><text:span text:style-name="T8">keine Unstimmigkeiten</text:span></text:p>
              </text:list-item>
              <text:list-item>
                <text:p text:style-name="P7"><text:span text:style-name="T8"><text:s/></text:span><text:span text:style-name="T8">gute Absprache, auch mit dem Tutor</text:span></text:p>
              </text:list-item>
              <text:list-item>
                <text:p text:style-name="P7"><text:span text:style-name="T8"><text:s/></text:span><text:span text:style-name="T8">Zeitpuffer</text:span></text:p>
                <text:p text:style-name="P7"><text:span text:style-name="T8"/></text:p>
                <text:p text:style-name="P7"><text:span text:style-name="T8">aber</text:span></text:p>
              </text:list-item>
              <text:list-item>
                <text:p text:style-name="P7"><text:span text:style-name="T8"><text:s/></text:span><text:span text:style-name="T8">teilweise unterschätzte Bearbeitungszeit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1</text:p>
          </draw:text-box>
        </draw:frame>
        <draw:frame presentation:style-name="pr7" draw:text-style-name="P8" draw:layer="layout" svg:width="25.199cm" svg:height="13.86cm" svg:x="1.4cm" svg:y="3.5cm" presentation:class="subtitle">
          <draw:text-box>
            <text:p text:style-name="P4"><text:span text:style-name="T9">Wie rufe ich eine ASM-Funktion aus C auf?</text:span></text:p>
            <text:p text:style-name="P4"><text:span text:style-name="T9">→ </text:span><text:span text:style-name="T9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2</text:p>
          </draw:text-box>
        </draw:frame>
        <draw:frame presentation:style-name="pr7" draw:text-style-name="P8" draw:layer="layout" svg:width="25.199cm" svg:height="13.86cm" svg:x="1.4cm" svg:y="3.5cm" presentation:class="subtitle" presentation:user-transformed="true">
          <draw:text-box>
            <text:p text:style-name="P4"><text:span text:style-name="T9">Wie rechne ich mit Floating-Point-Zahlen in ASM?</text:span></text:p>
            <text:p text:style-name="P4"><text:span text:style-name="T9">→ </text:span><text:span text:style-name="T9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3</text:p>
          </draw:text-box>
        </draw:frame>
        <draw:frame presentation:style-name="pr7" draw:text-style-name="P8" draw:layer="layout" svg:width="25.199cm" svg:height="13.86cm" svg:x="1.4cm" svg:y="3.5cm" presentation:class="subtitle">
          <draw:text-box>
            <text:p text:style-name="P4"><text:span text:style-name="T9">MUL nicht flexibel genug, zu eingeschränkt</text:span></text:p>
            <text:p text:style-name="P4"><text:span text:style-name="T9">→ </text:span><text:span text:style-name="T9">IMUL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4</text:p>
          </draw:text-box>
        </draw:frame>
        <draw:frame presentation:style-name="pr7" draw:text-style-name="P8" draw:layer="layout" svg:width="25.199cm" svg:height="13.86cm" svg:x="1.4cm" svg:y="3.5cm" presentation:class="subtitle">
          <draw:text-box>
            <text:p text:style-name="P4"><text:span text:style-name="T9">Bandmatrix-Vektor-Multiplikation und Transponiertenberechnung sehr fehleranfällig</text:span></text:p>
            <text:p text:style-name="P4"><text:span text:style-name="T9">→ </text:span><text:span text:style-name="T9">nach vielen Tests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5</text:p>
          </draw:text-box>
        </draw:frame>
        <draw:frame presentation:style-name="pr10" draw:layer="layout" svg:width="25.199cm" svg:height="13.61cm" svg:x="1.4cm" svg:y="3.625cm" presentation:class="subtitle">
          <draw:text-box>
            <text:p>Extraktion des Vektors aus einem</text:p>
            <text:p>negativ inkrementierten Array</text:p>
            <text:p>→ die Vektoreingabe dem Code so anpassen,</text:p>
            <text:p>als wäre INC positiv gewe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6</text:p>
          </draw:text-box>
        </draw:frame>
        <draw:frame presentation:style-name="pr10" draw:layer="layout" svg:width="25.199cm" svg:height="13.61cm" svg:x="1.4cm" svg:y="3.625cm" presentation:class="subtitle">
          <draw:text-box>
            <text:p>Spät implementierte Rettung/</text:p>
            <text:p>Wiederherstellung der Register zerstört</text:p>
            <text:p>die statischen Stackspeicherpointer (EBP-n)</text:p>
            <text:p>→ Verwendung von Pointern, die direkt nach</text:p>
            <text:p>dem Pushen erstellt und gespeichert werde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usblick</text:p>
          </draw:text-box>
        </draw:frame>
        <draw:frame presentation:style-name="pr12" draw:layer="layout" svg:width="25.199cm" svg:height="13.86cm" svg:x="1.4cm" svg:y="3.5cm" presentation:class="outline" presentation:user-transformed="true">
          <draw:text-box>
            <text:p text:style-name="P4"><text:span text:style-name="T10"/></text:p>
            <text:p text:style-name="P4"><text:span text:style-name="T10"/></text:p>
            <text:p text:style-name="P4"><text:span text:style-name="T10"/></text:p>
          </draw:text-box>
        </draw:frame>
        <draw:frame draw:style-name="gr2" draw:text-style-name="P9" draw:layer="layout" svg:width="25cm" svg:height="12.5cm" svg:x="1.5cm" svg:y="4.5cm">
          <draw:text-box>
            <text:list text:style-name="L5">
              <text:list-item>
                <text:p text:style-name="P6"><text:span text:style-name="T9"><text:s/></text:span><text:span text:style-name="T9">Empirische Effizienzuntersuchung in Vergleich mit Implementierungen in anderen Sprachen (sowie mit automatisch aus C generiertem NASM-Code)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Bei Bedarf: Migration in eine 64-Bit-Architektur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Erweiterung der Präzision bzw.</text:span></text:p>
                <text:p text:style-name="P6"><text:span text:style-name="T9">des Definitionsbereich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11" draw:layer="layout" svg:width="25.199cm" svg:height="15cm" svg:x="1.4cm" svg:y="3.5cm" presentation:class="subtitle">
          <draw:text-box>
            <text:p text:style-name="P10"><text:span text:style-name="T11"/></text:p>
            <text:p text:style-name="P10"><text:span text:style-name="T11"><text:s/></text:span><text:span text:style-name="T12">Fragen?</text:span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5H38M49S</meta:editing-duration>
    <meta:editing-cycles>189</meta:editing-cycles>
    <dc:date>2011-07-14T10:21:18</dc:date>
    <meta:generator>LibreOffice/3.3$Unix LibreOffice_project/330m19$Build-202</meta:generator>
    <dc:creator>Lukas Märdian</dc:creator>
    <meta:document-statistic meta:object-count="79"/>
  </office:meta>
</office:document-meta>
</file>